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0e1" officeooo:paragraph-rsid="000ce0e1"/>
    </style:style>
    <style:style style:name="P2" style:family="paragraph" style:parent-style-name="Standard">
      <style:text-properties officeooo:paragraph-rsid="000ce0e1"/>
    </style:style>
    <style:style style:name="P3" style:family="paragraph" style:parent-style-name="Standard">
      <style:text-properties officeooo:rsid="000e0d5e" officeooo:paragraph-rsid="000e0d5e"/>
    </style:style>
    <style:style style:name="T1" style:family="text">
      <style:text-properties officeooo:rsid="000ce0e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Please see attached .ods/.xls file for specific data)</text:p>
      <text:p text:style-name="P1"/>
      <text:p text:style-name="P2"><text:span text:style-name="T1">The algorithm used for hashing is an implementation of the classic Prime-plus two prime multiplier hash, with two prime numbers, A and B that were chosen to be sufficiently large without being unreasonably huge. For 64 bit systems and the current implementation, best coverage and performance was found at A= 263, B = </text:span>1000000007. <text:span text:style-name="T1">When A becomes larger, say, 270, the coverage of the function’s hash matching decreases noticably. When it is smaller than 260, clash-avoidance <text:s/>suffers.</text:span></text:p>
      <text:p text:style-name="P1"/>
      <text:p text:style-name="P1">Prime-plus (also known as PolyPrime) is compared with the standard example and first-order factoring function proposed in the course notes. </text:p>
      <text:p text:style-name="P2"/>
      <text:p text:style-name="P1">Several values of B were tried; <text:s/>1000000021 and <text:s/>1000000033 are the highest values attempted. Nothing smaller than <text:s/>1000000007 was used – for the sheer reason that for the multiplicative hash function B has to be sufficiently large to allow randomisation: B is used as <text:span text:style-name="T2">large prime modulo </text:span><text:span text:style-name="T3">factor in the function, where the hash value </text:span></text:p>
      <text:p text:style-name="P1"><text:span text:style-name="T3">hash[f] := (k*A mod B) mod s where k is the <text:s/>key value we’re interested in hashing, and s is the key/bucket size that is being used. Key/bucket size </text:span><text:span text:style-name="T2">must</text:span><text:span text:style-name="T3"> match the size of the bucket dicts for this function to work properly.</text:span></text:p>
      <text:p text:style-name="P1"><text:span text:style-name="T3"/></text:p>
      <text:p text:style-name="P1"><text:span text:style-name="T3">Through repeated runs; it found that this function; the poly_prime hash function; has </text:span><text:span text:style-name="T2">far better</text:span><text:span text:style-name="T3"> coverage than the default function proposed; </text:span><text:span text:style-name="T2">and</text:span><text:span text:style-name="T3"> it has more regular distributions throughout the entire space of the key; packing values more “evenly” and finding more key value matches in large key sets.</text:span></text:p>
      <text:p text:style-name="P1"><text:span text:style-name="T3">Performance differences between Prime and PolyPrime become even more apparent for larger and larger sizes of key_size and array_size; demonstrating the more “Even” nature of PolyPrime in creating appropriately regular arrays.</text:span></text:p>
      <text:p text:style-name="P1"><text:span text:style-name="T3"/></text:p>
      <text:p text:style-name="P1"><text:span text:style-name="T3">One further optimisation is focused on the </text:span><text:span text:style-name="T2">type of data</text:span><text:span text:style-name="T3"> we’re hashing. Jnumbers are </text:span><text:span text:style-name="T2">always</text:span><text:span text:style-name="T3"> one character, and eight digits. We take the eight digits at their integer value and discard the J as it is a constant and thus should not form part of the hash table at all – then the resulting number is processed with PolyPrime to arrive at the appropriate hash value we’re interested in.</text:span></text:p>
      <text:p text:style-name="P1"><text:span text:style-name="T3"/></text:p>
      <text:p text:style-name="P3"><text:span text:style-name="T3">NumPy was used as a source of “truth” for random numerical values in the testing, approaching the best possible entropy source given the project and distance from true RNG hardware and time/space constraints.</text:span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9:55:23.144106698</meta:creation-date>
    <dc:date>2023-10-24T20:05:05.939920807</dc:date>
    <meta:editing-duration>PT9M42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9" meta:word-count="382" meta:character-count="2350" meta:non-whitespace-character-count="1968"/>
  </office:meta>
</office:document-meta>
</file>